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Configuration.getClass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getLib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addClassDirectory( String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addLibDirectory( String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addInclude( String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addExclude( String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Configuration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